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b2509" officeooo:paragraph-rsid="000b2509"/>
    </style:style>
    <style:style style:name="P2" style:family="paragraph" style:parent-style-name="Standard">
      <style:paragraph-properties fo:line-height="150%"/>
      <style:text-properties fo:font-weight="bold" officeooo:rsid="000b2509" officeooo:paragraph-rsid="000b2509" style:font-weight-asian="bold" style:font-weight-complex="bold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officeooo:rsid="003b47a7" officeooo:paragraph-rsid="003b47a7"/>
    </style:style>
    <style:style style:name="P4" style:family="paragraph" style:parent-style-name="Standard">
      <style:paragraph-properties fo:line-height="150%"/>
      <style:text-properties officeooo:rsid="000b2509" officeooo:paragraph-rsid="003b47a7"/>
    </style:style>
    <style:style style:name="P5" style:family="paragraph" style:parent-style-name="Standard">
      <style:paragraph-properties fo:line-height="150%"/>
      <style:text-properties fo:font-weight="bold" officeooo:rsid="000b2509" officeooo:paragraph-rsid="003b47a7" style:font-weight-asian="bold" style:font-weight-complex="bold"/>
    </style:style>
    <style:style style:name="P6" style:family="paragraph" style:parent-style-name="Standard" style:list-style-name="L1">
      <style:paragraph-properties fo:line-height="150%"/>
      <style:text-properties officeooo:rsid="003bd5ed" officeooo:paragraph-rsid="003bd5ed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officeooo:rsid="003d38d8" officeooo:paragraph-rsid="003d38d8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officeooo:rsid="003d3ee9" officeooo:paragraph-rsid="003d3ee9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officeooo:rsid="003f3c09" officeooo:paragraph-rsid="003f3c09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officeooo:rsid="00419325" officeooo:paragraph-rsid="00419325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officeooo:rsid="00434e12" officeooo:paragraph-rsid="00434e12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officeooo:rsid="00442bbf" officeooo:paragraph-rsid="00442bbf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officeooo:rsid="00458fa0" officeooo:paragraph-rsid="00458fa0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officeooo:rsid="0045dd17" officeooo:paragraph-rsid="0045dd17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officeooo:rsid="004699c8" officeooo:paragraph-rsid="004699c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84cd2" style:font-weight-asian="normal" style:font-weight-complex="normal"/>
    </style:style>
    <style:style style:name="T3" style:family="text">
      <style:text-properties fo:font-weight="normal" officeooo:rsid="003f3c09" style:font-weight-asian="normal" style:font-weight-complex="normal"/>
    </style:style>
    <style:style style:name="T4" style:family="text">
      <style:text-properties fo:font-weight="normal" officeooo:rsid="0040e494" style:font-weight-asian="normal" style:font-weight-complex="normal"/>
    </style:style>
    <style:style style:name="T5" style:family="text">
      <style:text-properties fo:font-weight="normal" officeooo:rsid="00488a13" style:font-weight-asian="normal" style:font-weight-complex="normal"/>
    </style:style>
    <style:style style:name="T6" style:family="text">
      <style:text-properties officeooo:rsid="003b47a7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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. Pertemuan 1</text:p>
      <text:list xml:id="list694231351" text:style-name="L1">
        <text:list-item>
          <text:p text:style-name="P6">Big data, infrastructure, data processing, data analytics</text:p>
        </text:list-item>
      </text:list>
      <text:p text:style-name="P1"/>
      <text:p text:style-name="P2">B. Pertemuan 2</text:p>
      <text:list xml:id="list142422523240988" text:continue-numbering="true" text:style-name="L1">
        <text:list-item>
          <text:p text:style-name="P7"><text:span text:style-name="T2">B</text:span><text:span text:style-name="T1">ig data, 5V :</text:span></text:p>
          <text:list>
            <text:list-item>
              <text:p text:style-name="P7"><text:span text:style-name="T1">Volume</text:span></text:p>
            </text:list-item>
            <text:list-item>
              <text:p text:style-name="P7"><text:span text:style-name="T1">velocity</text:span></text:p>
            </text:list-item>
            <text:list-item>
              <text:p text:style-name="P7"><text:span text:style-name="T1">variety</text:span></text:p>
            </text:list-item>
            <text:list-item>
              <text:p text:style-name="P7"><text:span text:style-name="T1">veracity</text:span></text:p>
            </text:list-item>
            <text:list-item>
              <text:p text:style-name="P7"><text:span text:style-name="T1">value</text:span></text:p>
            </text:list-item>
          </text:list>
        </text:list-item>
        <text:list-item>
          <text:p text:style-name="P8"><text:span text:style-name="T1">Tugas rangkuman</text:span></text:p>
        </text:list-item>
      </text:list>
      <text:p text:style-name="P4"/>
      <text:p text:style-name="P5"><text:span text:style-name="T6">C</text:span>. Pertemuan <text:span text:style-name="T6">3</text:span></text:p>
      <text:list xml:id="list142420868123029" text:continue-numbering="true" text:style-name="L1">
        <text:list-item>
          <text:p text:style-name="P3"><text:span text:style-name="T2">D</text:span><text:span text:style-name="T1">ata processin</text:span><text:span text:style-name="T3">g dan </text:span><text:span text:style-name="T1">Data analytics</text:span></text:p>
        </text:list-item>
        <text:list-item>
          <text:p text:style-name="P9"><text:span text:style-name="T1">Solusi big data :</text:span></text:p>
          <text:list>
            <text:list-item>
              <text:p text:style-name="P9"><text:span text:style-name="T1">Distributed File System : membagi data menjadi blok” kecil ke beberapa komputer </text:span><text:span text:style-name="T4">(mempercepat pekerjaan)</text:span></text:p>
            </text:list-item>
            <text:list-item>
              <text:p text:style-name="P9"><text:span text:style-name="T1">Paralel processing : melakukan proses analisis secara paralel </text:span><text:span text:style-name="T4">(mereduksi waktu)</text:span></text:p>
            </text:list-item>
          </text:list>
        </text:list-item>
        <text:list-item>
          <text:p text:style-name="P10"><text:span text:style-name="T1">Big data analytic:</text:span></text:p>
          <text:list>
            <text:list-item>
              <text:p text:style-name="P10"><text:span text:style-name="T1">online time processing</text:span></text:p>
            </text:list-item>
            <text:list-item>
              <text:p text:style-name="P10"><text:span text:style-name="T1">o.........nline analytic processing</text:span></text:p>
            </text:list-item>
          </text:list>
        </text:list-item>
        <text:list-item>
          <text:p text:style-name="P11"><text:span text:style-name="T1">Bahasa pemrograman</text:span></text:p>
          <text:list>
            <text:list-item>
              <text:p text:style-name="P11"><text:span text:style-name="T1">python</text:span></text:p>
            </text:list-item>
            <text:list-item>
              <text:p text:style-name="P11"><text:span text:style-name="T1">anaconda navigator (jupyter notebook)</text:span></text:p>
            </text:list-item>
          </text:list>
        </text:list-item>
        <text:list-item>
          <text:p text:style-name="P12"><text:span text:style-name="T1">Data analytics : data to decision</text:span></text:p>
          <text:list>
            <text:list-item>
              <text:p text:style-name="P12"><text:span text:style-name="T1">bussiness question</text:span></text:p>
            </text:list-item>
            <text:list-item>
              <text:p text:style-name="P12"><text:span text:style-name="T1">analysys plan</text:span></text:p>
            </text:list-item>
            <text:list-item>
              <text:p text:style-name="P12"><text:span text:style-name="T1">data collecting</text:span></text:p>
            </text:list-item>
            <text:list-item>
              <text:p text:style-name="P12"><text:span text:style-name="T1">derive insights</text:span></text:p>
            </text:list-item>
            <text:list-item>
              <text:p text:style-name="P12"><text:span text:style-name="T1">recommendations</text:span></text:p>
            </text:list-item>
          </text:list>
        </text:list-item>
        <text:list-item>
          <text:p text:style-name="P13"><text:span text:style-name="T1">collect -&gt; analyze -&gt; index -&gt; deliver</text:span></text:p>
        </text:list-item>
        <text:list-item>
          <text:p text:style-name="P14"><text:span text:style-name="T1">DS statistik</text:span></text:p>
        </text:list-item>
        <text:list-item>
          <text:p text:style-name="P14"><text:span text:style-name="T1">DA : input, mapper, reducer, output</text:span></text:p>
        </text:list-item>
        <text:list-item>
          <text:p text:style-name="P15"><text:span text:style-name="T1">Sentiment analysis </text:span><text:span text:style-name="T5">(berita positif (plus) atau negatif (minus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id" fo:country="ID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d" fo:country="ID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08:35:28.783724561</meta:creation-date>
    <dc:date>2020-03-05T14:16:46.796525157</dc:date>
    <meta:editing-duration>PT2H30M35S</meta:editing-duration>
    <meta:editing-cycles>56</meta:editing-cycles>
    <meta:generator>LibreOffice/6.2.8.2$Linux_X86_64 LibreOffice_project/20$Build-2</meta:generator>
    <meta:document-statistic meta:table-count="0" meta:image-count="0" meta:object-count="0" meta:page-count="1" meta:paragraph-count="31" meta:word-count="142" meta:character-count="815" meta:non-whitespace-character-count="732"/>
  </office:meta>
</office:document-meta>
</file>